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57.9940828402367" calcext:value-type="float">
            <text:p>57,9940828402367</text:p>
          </table:table-cell>
          <table:table-cell table:formula="of:=([.B3]-[.$D$8])^2" office:value-type="float" office:value="40.7633136094675" calcext:value-type="float">
            <text:p>40,7633136094675</text:p>
          </table:table-cell>
          <table:table-cell table:formula="of:=([.C3]-[.$D$8])^2" office:value-type="float" office:value="2.6094674556213" calcext:value-type="float">
            <text:p>2,6094674556213</text:p>
          </table:table-cell>
          <table:table-cell table:formula="of:=([.D3]-[.$D$8])^2" office:value-type="float" office:value="0.37869822485207" calcext:value-type="float">
            <text:p>0,37869822485207</text:p>
          </table:table-cell>
          <table:table-cell table:formula="of:=([.E3]-[.$D$8])^2" office:value-type="float" office:value="5.68639053254438" calcext:value-type="float">
            <text:p>5,68639053254438</text:p>
          </table:table-cell>
          <table:table-cell table:formula="of:=([.F3]-[.$D$8])^2" office:value-type="float" office:value="2.6094674556213" calcext:value-type="float">
            <text:p>2,6094674556213</text:p>
          </table:table-cell>
          <table:table-cell table:formula="of:=([.G3]-[.$D$8])^2" office:value-type="float" office:value="0.147928994082841" calcext:value-type="float">
            <text:p>0,147928994082841</text:p>
          </table:table-cell>
          <table:table-cell table:formula="of:=([.H3]-[.$D$8])^2" office:value-type="float" office:value="6.84023668639053" calcext:value-type="float">
            <text:p>6,84023668639053</text:p>
          </table:table-cell>
          <table:table-cell table:formula="of:=([.I3]-[.$D$8])^2" office:value-type="float" office:value="13.0710059171598" calcext:value-type="float">
            <text:p>13,0710059171598</text:p>
          </table:table-cell>
          <table:table-cell table:formula="of:=([.J3]-[.$D$8])^2" office:value-type="float" office:value="0.147928994082841" calcext:value-type="float">
            <text:p>0,147928994082841</text:p>
          </table:table-cell>
          <table:table-cell table:formula="of:=([.K3]-[.$D$8])^2" office:value-type="float" office:value="0.37869822485207" calcext:value-type="float">
            <text:p>0,37869822485207</text:p>
          </table:table-cell>
          <table:table-cell table:formula="of:=([.L3]-[.$D$8])^2" office:value-type="float" office:value="19.2248520710059" calcext:value-type="float">
            <text:p>19,2248520710059</text:p>
          </table:table-cell>
          <table:table-cell table:formula="of:=([.M3]-[.$D$8])^2" office:value-type="float" office:value="19.2248520710059" calcext:value-type="float">
            <text:p>19,2248520710059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69.0177514792899" calcext:value-type="float">
            <text:p>69,0177514792899</text:p>
          </table:table-cell>
          <table:table-cell table:formula="of:=([.$D$9]-(87-[.B3]))^2" office:value-type="float" office:value="32.4023668639053" calcext:value-type="float">
            <text:p>32,4023668639053</text:p>
          </table:table-cell>
          <table:table-cell table:formula="of:=([.$D$9]-(87-[.C3]))^2" office:value-type="float" office:value="5.32544378698224" calcext:value-type="float">
            <text:p>5,32544378698224</text:p>
          </table:table-cell>
          <table:table-cell table:formula="of:=([.$D$9]-(87-[.D3]))^2" office:value-type="float" office:value="1.71005917159763" calcext:value-type="float">
            <text:p>1,71005917159763</text:p>
          </table:table-cell>
          <table:table-cell table:formula="of:=([.$D$9]-(87-[.E3]))^2" office:value-type="float" office:value="2.86390532544379" calcext:value-type="float">
            <text:p>2,86390532544379</text:p>
          </table:table-cell>
          <table:table-cell table:formula="of:=([.$D$9]-(87-[.F3]))^2" office:value-type="float" office:value="5.32544378698224" calcext:value-type="float">
            <text:p>5,32544378698224</text:p>
          </table:table-cell>
          <table:table-cell table:formula="of:=([.$D$9]-(87-[.G3]))^2" office:value-type="float" office:value="0.0946745562130171" calcext:value-type="float">
            <text:p>0,094674556213017</text:p>
          </table:table-cell>
          <table:table-cell table:formula="of:=([.$D$9]-(87-[.H3]))^2" office:value-type="float" office:value="10.9408284023669" calcext:value-type="float">
            <text:p>10,9408284023669</text:p>
          </table:table-cell>
          <table:table-cell table:formula="of:=([.$D$9]-(87-[.I3]))^2" office:value-type="float" office:value="18.5562130177515" calcext:value-type="float">
            <text:p>18,5562130177515</text:p>
          </table:table-cell>
          <table:table-cell table:formula="of:=([.$D$9]-(87-[.J3]))^2" office:value-type="float" office:value="0.0946745562130171" calcext:value-type="float">
            <text:p>0,094674556213017</text:p>
          </table:table-cell>
          <table:table-cell table:formula="of:=([.$D$9]-(87-[.K3]))^2" office:value-type="float" office:value="1.71005917159763" calcext:value-type="float">
            <text:p>1,71005917159763</text:p>
          </table:table-cell>
          <table:table-cell table:formula="of:=([.$D$9]-(87-[.L3]))^2" office:value-type="float" office:value="13.6331360946746" calcext:value-type="float">
            <text:p>13,6331360946746</text:p>
          </table:table-cell>
          <table:table-cell table:formula="of:=([.$D$9]-(87-[.M3]))^2" office:value-type="float" office:value="13.6331360946746" calcext:value-type="float">
            <text:p>13,63313609467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25" calcext:value-type="float">
            <text:p>125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105216622458" calcext:value-type="float">
            <text:p>0,1105216622458</text:p>
          </table:table-cell>
          <table:table-cell table:formula="of:=[.A8]/[.B8]" office:value-type="float" office:value="9.61538461538462" calcext:value-type="float">
            <text:p>9,61538461538462</text:p>
          </table:table-cell>
          <table:table-cell table:formula="of:=SQRT(SUM([.A5:.M5])/[.B8])" office:value-type="float" office:value="3.60637174453263" calcext:value-type="float">
            <text:p>3,60637174453263</text:p>
          </table:table-cell>
          <table:table-cell table:formula="of:=[.E8]/87" office:value-type="float" office:value="0.0414525487877314" calcext:value-type="float">
            <text:p>0,04145254878773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81520778072502" calcext:value-type="float">
            <text:p>0,881520778072502</text:p>
          </table:table-cell>
          <table:table-cell table:formula="of:=[.C9]*87" office:value-type="float" office:value="76.6923076923077" calcext:value-type="float">
            <text:p>76,6923076923077</text:p>
          </table:table-cell>
          <table:table-cell table:formula="of:=SQRT(SUM([.A6:.M6])/[.B8])" office:value-type="float" office:value="3.67222100377846" calcext:value-type="float">
            <text:p>3,67222100377846</text:p>
          </table:table-cell>
          <table:table-cell table:formula="of:=[.E9]/87" office:value-type="float" office:value="0.0422094368250398" calcext:value-type="float">
            <text:p>0,042209436825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795755968169761" calcext:value-type="float">
            <text:p>0,007957559681698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hanging objective mid-skeleton changes behavior</text:p>
          </table:table-cell>
          <table:table-cell table:number-columns-repeated="23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479289940828402" calcext:value-type="float">
            <text:p>0,479289940828402</text:p>
          </table:table-cell>
          <table:table-cell table:formula="of:=([.B3]-[.$D$8])^2" office:value-type="float" office:value="0.479289940828402" calcext:value-type="float">
            <text:p>0,479289940828402</text:p>
          </table:table-cell>
          <table:table-cell table:formula="of:=([.C3]-[.$D$8])^2" office:value-type="float" office:value="0.479289940828402" calcext:value-type="float">
            <text:p>0,479289940828402</text:p>
          </table:table-cell>
          <table:table-cell table:formula="of:=([.D3]-[.$D$8])^2" office:value-type="float" office:value="0.479289940828402" calcext:value-type="float">
            <text:p>0,479289940828402</text:p>
          </table:table-cell>
          <table:table-cell table:formula="of:=([.E3]-[.$D$8])^2" office:value-type="float" office:value="0.479289940828402" calcext:value-type="float">
            <text:p>0,479289940828402</text:p>
          </table:table-cell>
          <table:table-cell table:formula="of:=([.F3]-[.$D$8])^2" office:value-type="float" office:value="0.479289940828402" calcext:value-type="float">
            <text:p>0,479289940828402</text:p>
          </table:table-cell>
          <table:table-cell table:formula="of:=([.G3]-[.$D$8])^2" office:value-type="float" office:value="0.479289940828402" calcext:value-type="float">
            <text:p>0,479289940828402</text:p>
          </table:table-cell>
          <table:table-cell table:formula="of:=([.H3]-[.$D$8])^2" office:value-type="float" office:value="0.479289940828402" calcext:value-type="float">
            <text:p>0,479289940828402</text:p>
          </table:table-cell>
          <table:table-cell table:formula="of:=([.I3]-[.$D$8])^2" office:value-type="float" office:value="0.479289940828402" calcext:value-type="float">
            <text:p>0,479289940828402</text:p>
          </table:table-cell>
          <table:table-cell table:formula="of:=([.J3]-[.$D$8])^2" office:value-type="float" office:value="1.71005917159763" calcext:value-type="float">
            <text:p>1,71005917159763</text:p>
          </table:table-cell>
          <table:table-cell table:formula="of:=([.K3]-[.$D$8])^2" office:value-type="float" office:value="5.32544378698225" calcext:value-type="float">
            <text:p>5,32544378698225</text:p>
          </table:table-cell>
          <table:table-cell table:formula="of:=([.L3]-[.$D$8])^2" office:value-type="float" office:value="5.32544378698225" calcext:value-type="float">
            <text:p>5,32544378698225</text:p>
          </table:table-cell>
          <table:table-cell table:formula="of:=([.M3]-[.$D$8])^2" office:value-type="float" office:value="0.0946745562130178" calcext:value-type="float">
            <text:p>0,094674556213018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479289940828404" calcext:value-type="float">
            <text:p>0,479289940828404</text:p>
          </table:table-cell>
          <table:table-cell table:formula="of:=([.$D$9]-(87-[.B3]))^2" office:value-type="float" office:value="0.479289940828404" calcext:value-type="float">
            <text:p>0,479289940828404</text:p>
          </table:table-cell>
          <table:table-cell table:formula="of:=([.$D$9]-(87-[.C3]))^2" office:value-type="float" office:value="0.479289940828404" calcext:value-type="float">
            <text:p>0,479289940828404</text:p>
          </table:table-cell>
          <table:table-cell table:formula="of:=([.$D$9]-(87-[.D3]))^2" office:value-type="float" office:value="0.479289940828404" calcext:value-type="float">
            <text:p>0,479289940828404</text:p>
          </table:table-cell>
          <table:table-cell table:formula="of:=([.$D$9]-(87-[.E3]))^2" office:value-type="float" office:value="0.479289940828404" calcext:value-type="float">
            <text:p>0,479289940828404</text:p>
          </table:table-cell>
          <table:table-cell table:formula="of:=([.$D$9]-(87-[.F3]))^2" office:value-type="float" office:value="0.479289940828404" calcext:value-type="float">
            <text:p>0,479289940828404</text:p>
          </table:table-cell>
          <table:table-cell table:formula="of:=([.$D$9]-(87-[.G3]))^2" office:value-type="float" office:value="0.479289940828404" calcext:value-type="float">
            <text:p>0,479289940828404</text:p>
          </table:table-cell>
          <table:table-cell table:formula="of:=([.$D$9]-(87-[.H3]))^2" office:value-type="float" office:value="0.479289940828404" calcext:value-type="float">
            <text:p>0,479289940828404</text:p>
          </table:table-cell>
          <table:table-cell table:formula="of:=([.$D$9]-(87-[.I3]))^2" office:value-type="float" office:value="0.479289940828404" calcext:value-type="float">
            <text:p>0,479289940828404</text:p>
          </table:table-cell>
          <table:table-cell table:formula="of:=([.$D$9]-(87-[.J3]))^2" office:value-type="float" office:value="1.71005917159763" calcext:value-type="float">
            <text:p>1,71005917159763</text:p>
          </table:table-cell>
          <table:table-cell table:formula="of:=([.$D$9]-(87-[.K3]))^2" office:value-type="float" office:value="5.32544378698224" calcext:value-type="float">
            <text:p>5,32544378698224</text:p>
          </table:table-cell>
          <table:table-cell table:formula="of:=([.$D$9]-(87-[.L3]))^2" office:value-type="float" office:value="5.32544378698224" calcext:value-type="float">
            <text:p>5,32544378698224</text:p>
          </table:table-cell>
          <table:table-cell table:formula="of:=([.$D$9]-(87-[.M3]))^2" office:value-type="float" office:value="0.0946745562130171" calcext:value-type="float">
            <text:p>0,094674556213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9" calcext:value-type="float">
            <text:p>9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0795755968169761" calcext:value-type="float">
            <text:p>0,007957559681698</text:p>
          </table:table-cell>
          <table:table-cell table:formula="of:=[.A8]/[.B8]" office:value-type="float" office:value="0.692307692307692" calcext:value-type="float">
            <text:p>0,692307692307692</text:p>
          </table:table-cell>
          <table:table-cell table:formula="of:=SQRT(SUM([.A5:.M5])/[.B8])" office:value-type="float" office:value="1.13575562001795" calcext:value-type="float">
            <text:p>1,13575562001795</text:p>
          </table:table-cell>
          <table:table-cell table:formula="of:=[.E8]/87" office:value-type="float" office:value="0.0130546622990569" calcext:value-type="float">
            <text:p>0,01305466229905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2042440318302" calcext:value-type="float">
            <text:p>0,992042440318302</text:p>
          </table:table-cell>
          <table:table-cell table:formula="of:=[.C9]*87" office:value-type="float" office:value="86.3076923076923" calcext:value-type="float">
            <text:p>86,3076923076923</text:p>
          </table:table-cell>
          <table:table-cell table:formula="of:=SQRT(SUM([.A6:.M6])/[.B8])" office:value-type="float" office:value="1.13575562001795" calcext:value-type="float">
            <text:p>1,13575562001795</text:p>
          </table:table-cell>
          <table:table-cell table:formula="of:=[.E9]/87" office:value-type="float" office:value="0.0130546622990569" calcext:value-type="float">
            <text:p>0,01305466229905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795755968169761" calcext:value-type="float">
            <text:p>0,007957559681698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No solution occasionally if all three objects are stack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tack has to be dismantled twice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3-2" office:value-type="float" office:value="1" calcext:value-type="float">
            <text:p>1</text:p>
          </table:table-cell>
          <table:table-cell table:formula="of:=3-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-1" office:value-type="float" office:value="5" calcext:value-type="float">
            <text:p>5</text:p>
          </table:table-cell>
          <table:table-cell table:formula="of:=3-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-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-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6-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479289940828402" calcext:value-type="float">
            <text:p>0,479289940828402</text:p>
          </table:table-cell>
          <table:table-cell table:formula="of:=([.B3]-[.$D$8])^2" office:value-type="float" office:value="1.71005917159763" calcext:value-type="float">
            <text:p>1,71005917159763</text:p>
          </table:table-cell>
          <table:table-cell table:formula="of:=([.C3]-[.$D$8])^2" office:value-type="float" office:value="0.0946745562130178" calcext:value-type="float">
            <text:p>0,094674556213018</text:p>
          </table:table-cell>
          <table:table-cell table:formula="of:=([.D3]-[.$D$8])^2" office:value-type="float" office:value="0.0946745562130178" calcext:value-type="float">
            <text:p>0,094674556213018</text:p>
          </table:table-cell>
          <table:table-cell table:formula="of:=([.E3]-[.$D$8])^2" office:value-type="float" office:value="1.71005917159763" calcext:value-type="float">
            <text:p>1,71005917159763</text:p>
          </table:table-cell>
          <table:table-cell table:formula="of:=([.F3]-[.$D$8])^2" office:value-type="float" office:value="13.6331360946746" calcext:value-type="float">
            <text:p>13,6331360946746</text:p>
          </table:table-cell>
          <table:table-cell table:formula="of:=([.G3]-[.$D$8])^2" office:value-type="float" office:value="0.0946745562130178" calcext:value-type="float">
            <text:p>0,094674556213018</text:p>
          </table:table-cell>
          <table:table-cell table:formula="of:=([.H3]-[.$D$8])^2" office:value-type="float" office:value="1.71005917159763" calcext:value-type="float">
            <text:p>1,71005917159763</text:p>
          </table:table-cell>
          <table:table-cell table:formula="of:=([.I3]-[.$D$8])^2" office:value-type="float" office:value="0.0946745562130178" calcext:value-type="float">
            <text:p>0,094674556213018</text:p>
          </table:table-cell>
          <table:table-cell table:formula="of:=([.J3]-[.$D$8])^2" office:value-type="float" office:value="1.71005917159763" calcext:value-type="float">
            <text:p>1,71005917159763</text:p>
          </table:table-cell>
          <table:table-cell table:formula="of:=([.K3]-[.$D$8])^2" office:value-type="float" office:value="13.6331360946746" calcext:value-type="float">
            <text:p>13,6331360946746</text:p>
          </table:table-cell>
          <table:table-cell table:formula="of:=([.L3]-[.$D$8])^2" office:value-type="float" office:value="1.71005917159763" calcext:value-type="float">
            <text:p>1,71005917159763</text:p>
          </table:table-cell>
          <table:table-cell table:formula="of:=([.M3]-[.$D$8])^2" office:value-type="float" office:value="0.0946745562130178" calcext:value-type="float">
            <text:p>0,094674556213018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479289940828404" calcext:value-type="float">
            <text:p>0,479289940828404</text:p>
          </table:table-cell>
          <table:table-cell table:formula="of:=([.$D$9]-(87-[.B3]))^2" office:value-type="float" office:value="1.71005917159763" calcext:value-type="float">
            <text:p>1,71005917159763</text:p>
          </table:table-cell>
          <table:table-cell table:formula="of:=([.$D$9]-(87-[.C3]))^2" office:value-type="float" office:value="0.0946745562130171" calcext:value-type="float">
            <text:p>0,094674556213017</text:p>
          </table:table-cell>
          <table:table-cell table:formula="of:=([.$D$9]-(87-[.D3]))^2" office:value-type="float" office:value="0.0946745562130171" calcext:value-type="float">
            <text:p>0,094674556213017</text:p>
          </table:table-cell>
          <table:table-cell table:formula="of:=([.$D$9]-(87-[.E3]))^2" office:value-type="float" office:value="1.71005917159763" calcext:value-type="float">
            <text:p>1,71005917159763</text:p>
          </table:table-cell>
          <table:table-cell table:formula="of:=([.$D$9]-(87-[.F3]))^2" office:value-type="float" office:value="13.6331360946746" calcext:value-type="float">
            <text:p>13,6331360946746</text:p>
          </table:table-cell>
          <table:table-cell table:formula="of:=([.$D$9]-(87-[.G3]))^2" office:value-type="float" office:value="0.0946745562130171" calcext:value-type="float">
            <text:p>0,094674556213017</text:p>
          </table:table-cell>
          <table:table-cell table:formula="of:=([.$D$9]-(87-[.H3]))^2" office:value-type="float" office:value="1.71005917159763" calcext:value-type="float">
            <text:p>1,71005917159763</text:p>
          </table:table-cell>
          <table:table-cell table:formula="of:=([.$D$9]-(87-[.I3]))^2" office:value-type="float" office:value="0.0946745562130171" calcext:value-type="float">
            <text:p>0,094674556213017</text:p>
          </table:table-cell>
          <table:table-cell table:formula="of:=([.$D$9]-(87-[.J3]))^2" office:value-type="float" office:value="1.71005917159763" calcext:value-type="float">
            <text:p>1,71005917159763</text:p>
          </table:table-cell>
          <table:table-cell table:formula="of:=([.$D$9]-(87-[.K3]))^2" office:value-type="float" office:value="13.6331360946746" calcext:value-type="float">
            <text:p>13,6331360946746</text:p>
          </table:table-cell>
          <table:table-cell table:formula="of:=([.$D$9]-(87-[.L3]))^2" office:value-type="float" office:value="1.71005917159763" calcext:value-type="float">
            <text:p>1,71005917159763</text:p>
          </table:table-cell>
          <table:table-cell table:formula="of:=([.$D$9]-(87-[.M3]))^2" office:value-type="float" office:value="0.0946745562130171" calcext:value-type="float">
            <text:p>0,094674556213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7" calcext:value-type="float">
            <text:p>17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50309460654288" calcext:value-type="float">
            <text:p>0,015030946065429</text:p>
          </table:table-cell>
          <table:table-cell table:formula="of:=[.A8]/[.B8]" office:value-type="float" office:value="1.30769230769231" calcext:value-type="float">
            <text:p>1,30769230769231</text:p>
          </table:table-cell>
          <table:table-cell table:formula="of:=SQRT(SUM([.A5:.M5])/[.B8])" office:value-type="float" office:value="1.68178546992888" calcext:value-type="float">
            <text:p>1,68178546992888</text:p>
          </table:table-cell>
          <table:table-cell table:formula="of:=[.E8]/87" office:value-type="float" office:value="0.0193308674704469" calcext:value-type="float">
            <text:p>0,01933086747044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4969053934571" calcext:value-type="float">
            <text:p>0,984969053934571</text:p>
          </table:table-cell>
          <table:table-cell table:formula="of:=[.C9]*87" office:value-type="float" office:value="85.6923076923077" calcext:value-type="float">
            <text:p>85,6923076923077</text:p>
          </table:table-cell>
          <table:table-cell table:formula="of:=SQRT(SUM([.A6:.M6])/[.B8])" office:value-type="float" office:value="1.68178546992888" calcext:value-type="float">
            <text:p>1,68178546992888</text:p>
          </table:table-cell>
          <table:table-cell table:formula="of:=[.E9]/87" office:value-type="float" office:value="0.0193308674704469" calcext:value-type="float">
            <text:p>0,019330867470447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5+2" office:value-type="float" office:value="7" calcext:value-type="float">
            <text:p>7</text:p>
          </table:table-cell>
          <table:table-cell table:formula="of:=4+3" office:value-type="float" office:value="7" calcext:value-type="float">
            <text:p>7</text:p>
          </table:table-cell>
          <table:table-cell table:formula="of:=5+3" office:value-type="float" office:value="8" calcext:value-type="float">
            <text:p>8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15.3905325443787" calcext:value-type="float">
            <text:p>15,3905325443787</text:p>
          </table:table-cell>
          <table:table-cell table:formula="of:=([.B3]-[.$D$8])^2" office:value-type="float" office:value="0.852071005917159" calcext:value-type="float">
            <text:p>0,852071005917159</text:p>
          </table:table-cell>
          <table:table-cell table:formula="of:=([.C3]-[.$D$8])^2" office:value-type="float" office:value="3.698224852071" calcext:value-type="float">
            <text:p>3,698224852071</text:p>
          </table:table-cell>
          <table:table-cell table:formula="of:=([.D3]-[.$D$8])^2" office:value-type="float" office:value="3.698224852071" calcext:value-type="float">
            <text:p>3,698224852071</text:p>
          </table:table-cell>
          <table:table-cell table:formula="of:=([.E3]-[.$D$8])^2" office:value-type="float" office:value="3.698224852071" calcext:value-type="float">
            <text:p>3,698224852071</text:p>
          </table:table-cell>
          <table:table-cell table:formula="of:=([.F3]-[.$D$8])^2" office:value-type="float" office:value="8.54437869822485" calcext:value-type="float">
            <text:p>8,54437869822485</text:p>
          </table:table-cell>
          <table:table-cell table:formula="of:=([.G3]-[.$D$8])^2" office:value-type="float" office:value="3.698224852071" calcext:value-type="float">
            <text:p>3,698224852071</text:p>
          </table:table-cell>
          <table:table-cell table:formula="of:=([.H3]-[.$D$8])^2" office:value-type="float" office:value="0.00591715976331364" calcext:value-type="float">
            <text:p>0,005917159763314</text:p>
          </table:table-cell>
          <table:table-cell table:formula="of:=([.I3]-[.$D$8])^2" office:value-type="float" office:value="9.46745562130178" calcext:value-type="float">
            <text:p>9,46745562130178</text:p>
          </table:table-cell>
          <table:table-cell table:formula="of:=([.J3]-[.$D$8])^2" office:value-type="float" office:value="9.46745562130178" calcext:value-type="float">
            <text:p>9,46745562130178</text:p>
          </table:table-cell>
          <table:table-cell table:formula="of:=([.K3]-[.$D$8])^2" office:value-type="float" office:value="9.46745562130178" calcext:value-type="float">
            <text:p>9,46745562130178</text:p>
          </table:table-cell>
          <table:table-cell table:formula="of:=([.L3]-[.$D$8])^2" office:value-type="float" office:value="16.6213017751479" calcext:value-type="float">
            <text:p>16,6213017751479</text:p>
          </table:table-cell>
          <table:table-cell table:formula="of:=([.M3]-[.$D$8])^2" office:value-type="float" office:value="4.31360946745562" calcext:value-type="float">
            <text:p>4,31360946745562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5.3905325443787" calcext:value-type="float">
            <text:p>15,3905325443787</text:p>
          </table:table-cell>
          <table:table-cell table:formula="of:=([.$D$9]-(87-[.B3]))^2" office:value-type="float" office:value="0.852071005917154" calcext:value-type="float">
            <text:p>0,852071005917154</text:p>
          </table:table-cell>
          <table:table-cell table:formula="of:=([.$D$9]-(87-[.C3]))^2" office:value-type="float" office:value="3.69822485207099" calcext:value-type="float">
            <text:p>3,69822485207099</text:p>
          </table:table-cell>
          <table:table-cell table:formula="of:=([.$D$9]-(87-[.D3]))^2" office:value-type="float" office:value="3.69822485207099" calcext:value-type="float">
            <text:p>3,69822485207099</text:p>
          </table:table-cell>
          <table:table-cell table:formula="of:=([.$D$9]-(87-[.E3]))^2" office:value-type="float" office:value="3.69822485207099" calcext:value-type="float">
            <text:p>3,69822485207099</text:p>
          </table:table-cell>
          <table:table-cell table:formula="of:=([.$D$9]-(87-[.F3]))^2" office:value-type="float" office:value="8.54437869822483" calcext:value-type="float">
            <text:p>8,54437869822483</text:p>
          </table:table-cell>
          <table:table-cell table:formula="of:=([.$D$9]-(87-[.G3]))^2" office:value-type="float" office:value="3.69822485207099" calcext:value-type="float">
            <text:p>3,69822485207099</text:p>
          </table:table-cell>
          <table:table-cell table:formula="of:=([.$D$9]-(87-[.H3]))^2" office:value-type="float" office:value="0.00591715976331411" calcext:value-type="float">
            <text:p>0,005917159763314</text:p>
          </table:table-cell>
          <table:table-cell table:formula="of:=([.$D$9]-(87-[.I3]))^2" office:value-type="float" office:value="9.4674556213018" calcext:value-type="float">
            <text:p>9,4674556213018</text:p>
          </table:table-cell>
          <table:table-cell table:formula="of:=([.$D$9]-(87-[.J3]))^2" office:value-type="float" office:value="9.4674556213018" calcext:value-type="float">
            <text:p>9,4674556213018</text:p>
          </table:table-cell>
          <table:table-cell table:formula="of:=([.$D$9]-(87-[.K3]))^2" office:value-type="float" office:value="9.4674556213018" calcext:value-type="float">
            <text:p>9,4674556213018</text:p>
          </table:table-cell>
          <table:table-cell table:formula="of:=([.$D$9]-(87-[.L3]))^2" office:value-type="float" office:value="16.621301775148" calcext:value-type="float">
            <text:p>16,621301775148</text:p>
          </table:table-cell>
          <table:table-cell table:formula="of:=([.$D$9]-(87-[.M3]))^2" office:value-type="float" office:value="4.31360946745564" calcext:value-type="float">
            <text:p>4,313609467455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51" calcext:value-type="float">
            <text:p>51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450928381962865" calcext:value-type="float">
            <text:p>0,045092838196287</text:p>
          </table:table-cell>
          <table:table-cell table:formula="of:=[.A8]/[.B8]" office:value-type="float" office:value="3.92307692307692" calcext:value-type="float">
            <text:p>3,92307692307692</text:p>
          </table:table-cell>
          <table:table-cell table:formula="of:=SQRT(SUM([.A5:.M5])/[.B8])" office:value-type="float" office:value="2.61538461538462" calcext:value-type="float">
            <text:p>2,61538461538462</text:p>
          </table:table-cell>
          <table:table-cell table:formula="of:=[.E8]/87" office:value-type="float" office:value="0.0300618921308576" calcext:value-type="float">
            <text:p>0,03006189213085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54907161803713" calcext:value-type="float">
            <text:p>0,954907161803713</text:p>
          </table:table-cell>
          <table:table-cell table:formula="of:=[.C9]*87" office:value-type="float" office:value="83.0769230769231" calcext:value-type="float">
            <text:p>83,0769230769231</text:p>
          </table:table-cell>
          <table:table-cell table:formula="of:=SQRT(SUM([.A6:.M6])/[.B8])" office:value-type="float" office:value="2.61538461538462" calcext:value-type="float">
            <text:p>2,61538461538462</text:p>
          </table:table-cell>
          <table:table-cell table:formula="of:=[.E9]/87" office:value-type="float" office:value="0.0300618921308576" calcext:value-type="float">
            <text:p>0,030061892130858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09:12:47.4299461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5T10:28:48.163835457</dc:date>
    <meta:editing-duration>PT12H12M52S</meta:editing-duration>
    <meta:editing-cycles>204</meta:editing-cycles>
    <meta:document-statistic meta:table-count="4" meta:cell-count="681" meta:object-count="0"/>
  </office:meta>
</office:document-meta>
</file>